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36880371" text:style-name="L1">
        <text:list-item>
          <text:p text:style-name="P1">Create a simulator</text:p>
        </text:list-item>
      </text:list>
      <text:list xml:id="list281509573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</text:list-item>
      </text:list>
      <text:list xml:id="list1212887177" text:continue-list="list8136880371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Match symbol sent from trader and symbol in the market</text:p>
        </text:list-item>
        <text:list-item>
          <text:p text:style-name="P1">Set order matcher for each market data##</text:p>
        </text:list-item>
        <text:list-item>
          <text:p text:style-name="P1">Set the cycle of simulator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</text:list>
      <text:p text:style-name="Standard"/>
      <text:list xml:id="list862160444" text:continue-numbering="true" text:style-name="L1">
        <text:list-item>
          <text:p text:style-name="P1">Create a trader in the simulator</text:p>
          <text:list>
            <text:list-item>
              <text:p text:style-name="P1">Set the trader to be 'sim mode':</text:p>
              <text:list>
                <text:list-item>
                  <text:p text:style-name="P1">Set sim timer of trader<text:tab/></text:p>
                </text:list-item>
                <text:list-item>
                  <text:p text:style-name="P1">Set sim order sender of trader</text:p>
                </text:list-item>
              </text:list>
            </text:list-item>
            <text:list-item>
              <text:p text:style-name="P1">Set data filter of trader (based on testing data)</text:p>
            </text:list-item>
            <text:list-item>
              <text:p text:style-name="P1">match symbol sent from core and symbol sent by sim order sender </text:p>
            </text:list-item>
            <text:list-item>
              <text:p text:style-name="P1">Set parameters of trader </text:p>
            </text:list-item>
            <text:list-item>
              <text:p text:style-name="P1">Set others of trader</text:p>
            </text:list-item>
          </text:list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06T14:52:23</dc:date>
    <dc:creator>brandon </dc:creator>
    <meta:editing-duration>PT17H59M54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32" meta:word-count="178" meta:character-count="885" meta:non-whitespace-character-count="767"/>
  </office:meta>
</office:document-meta>
</file>